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rtl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ST</text:p>
          </table:table-cell>
          <table:table-cell table:number-columns-repeated="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office:value-type="string" calcext:value-type="string">
            <text:p>3V</text:p>
          </table:table-cell>
          <table:table-cell table:number-columns-repeated="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0/DAC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 O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1/DAC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 O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2/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, no pullup/down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/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, no pullup/down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4/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, no pullup/down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5/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SCK/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SI/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VSPI SCLK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SO/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LEDC 0 R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X/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LEDC 0 G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X/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LEDC 0 B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2C SDA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DA/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VSPI MOSI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CL/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2C SCL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/A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HSPI SCLK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/A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LEDC 1 B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/A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LEDC 1 G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3/A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LEDC 1 R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/A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 O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/A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 O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/A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HSPI MOSI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2" office:value-type="string" calcext:value-type="string">
            <text:p>USB</text:p>
          </table:table-cell>
          <table:table-cell table:number-columns-repeated="3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2" office:value-type="string" calcext:value-type="string">
            <text:p>BA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 style:data-style-name="N2" text:time-value="10:54:52.669089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0:22:33.267577732</meta:creation-date>
    <dc:date>2019-02-10T12:34:42.695513334</dc:date>
    <meta:editing-duration>PT2H2S</meta:editing-duration>
    <meta:editing-cycles>5</meta:editing-cycles>
    <meta:generator>LibreOffice/6.0.6.2$Linux_X86_64 LibreOffice_project/00$Build-2</meta:generator>
    <meta:document-statistic meta:table-count="1" meta:cell-count="144" meta:object-count="0"/>
  </office:meta>
</office:document-meta>
</file>